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18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c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ce4"/>
        <table:table-column table:style-name="co3" table:default-cell-style-name="Default"/>
        <table:table-column table:style-name="co3" table:default-cell-style-name="ce6"/>
        <table:table-column table:style-name="co3" table:default-cell-style-name="ce7"/>
        <table:table-column table:style-name="co3" table:number-columns-repeated="9" table:default-cell-style-name="Default"/>
        <table:table-row table:style-name="ro1">
          <table:table-cell table:number-columns-repeated="2"/>
          <table:table-cell table:style-name="ce2" office:value-type="string">
            <text:p>Global</text:p>
          </table:table-cell>
          <table:table-cell table:style-name="ce2" office:value-type="float" office:value="-22">
            <text:p>-22</text:p>
          </table:table-cell>
          <table:table-cell table:style-name="ce2"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+Value</text:p>
          </table:table-cell>
          <table:table-cell table:style-name="ce2" office:value-type="string">
            <text:p>*Value</text:p>
          </table:table-cell>
          <table:table-cell/>
          <table:table-cell table:style-name="ce2" office:value-type="string">
            <text:p>+Value</text:p>
          </table:table-cell>
          <table:table-cell table:style-name="ce2" office:value-type="string">
            <text:p>*Valu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Health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1.001">
            <text:p>1,001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Attack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1.006">
            <text:p>1,006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Range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1.1">
            <text:p>1,1</text:p>
          </table:table-cell>
          <table:table-cell office:value-type="string">
            <text:p>Range &gt;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.1">
            <text:p>1,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Spee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.1">
            <text:p>1,1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Tier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9">
            <text:p>0,9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>
            <text:p>Tier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/>
          <table:table-cell table:number-columns-repeated="2"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9"/>
          <table:table-cell table:style-name="ce10"/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2"/>
        </table:table-row>
        <table:table-row table:style-name="ro1">
          <table:table-cell/>
          <table:table-cell table:style-name="ce1" office:value-type="string">
            <text:p>Type\Stats</text:p>
          </table:table-cell>
          <table:table-cell office:value-type="string">
            <text:p>Health</text:p>
          </table:table-cell>
          <table:table-cell office:value-type="string">
            <text:p>Attack</text:p>
          </table:table-cell>
          <table:table-cell office:value-type="string">
            <text:p>Range</text:p>
          </table:table-cell>
          <table:table-cell table:style-name="ce4" office:value-type="string">
            <text:p>Speed</text:p>
          </table:table-cell>
          <table:table-cell office:value-type="string">
            <text:p>Cost</text:p>
          </table:table-cell>
          <table:table-cell office:value-type="string">
            <text:p>Health</text:p>
          </table:table-cell>
          <table:table-cell table:style-name="ce8" office:value-type="string">
            <text:p>Attack</text:p>
          </table:table-cell>
          <table:table-cell table:style-name="ce8" office:value-type="string">
            <text:p>Range</text:p>
          </table:table-cell>
          <table:table-cell table:style-name="ce8" office:value-type="string">
            <text:p>Speed</text:p>
          </table:table-cell>
          <table:table-cell table:style-name="ce9" office:value-type="string">
            <text:p>Cost</text:p>
          </table:table-cell>
          <table:table-cell table:style-name="ce10" office:value-type="string">
            <text:p>Health</text:p>
          </table:table-cell>
          <table:table-cell table:style-name="ce11" office:value-type="string">
            <text:p>Attack</text:p>
          </table:table-cell>
          <table:table-cell table:style-name="ce11" office:value-type="string">
            <text:p>Range</text:p>
          </table:table-cell>
          <table:table-cell table:style-name="ce11" office:value-type="string">
            <text:p>Speed</text:p>
          </table:table-cell>
          <table:table-cell table:style-name="ce12" office:value-type="string">
            <text:p>Cost</text:p>
          </table:table-cell>
        </table:table-row>
        <table:table-row table:style-name="ro1">
          <table:table-cell office:value-type="string">
            <text:p>Medium-high attack, low health, 2 speed?</text:p>
          </table:table-cell>
          <table:table-cell table:style-name="ce2" office:value-type="string">
            <text:p>Light infantry</text:p>
          </table:table-cell>
          <table:table-cell table:number-columns-repeated="2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ROUND((([.C13]*[.$D$3]+[.D13]*[.$D$4]+([.E13]-1)*[.$D$5]+([.F13]-1)*[.$D$6]+([.E$11]-1)*[.$D$7]+IF([.E13]&gt;1;[.$G$5];0)+[.$D$1])*([.$E$3]^([.C13]-1)*[.$E$4]^([.D13]-1)*[.$E$5]^([.E13]-1)*[.$E$6]^([.F13]-1))*[.$E$7]^([.E$11]-1)*IF([.E13]&gt;1;[.$H$5];1)*[.$E$1])/5)*5" office:value-type="float" office:value="40">
            <text:p>40</text:p>
          </table:table-cell>
          <table:table-cell office:value-type="float" office:value="35">
            <text:p>35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table:formula="of:=ROUND((([.H13]*[.$D$3]+[.I13]*[.$D$4]+([.J13]-1)*[.$D$5]+([.K13]-1)*[.$D$6]+([.J$11]-1)*[.$D$7]+IF([.J13]&gt;1;[.$G$5];0)+[.$D$1])*([.$E$3]^([.H13]-1)*[.$E$4]^([.I13]-1)*[.$E$5]^([.J13]-1)*[.$E$6]^([.K13]-1))*[.$E$7]^([.J$11]-1)*IF([.J13]&gt;1;[.$H$5];1)*[.$E$1])/5)*5" office:value-type="float" office:value="60">
            <text:p>60</text:p>
          </table:table-cell>
          <table:table-cell table:style-name="ce10" office:value-type="float" office:value="40">
            <text:p>4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2" table:formula="of:=ROUND((([.M13]*[.$D$3]+[.N13]*[.$D$4]+([.O13]-1)*[.$D$5]+([.P13]-1)*[.$D$6]+([.O$11]-1)*[.$D$7]+IF([.O13]&gt;1;[.$G$5];0)+[.$D$1])*([.$E$3]^([.M13]-1)*[.$E$4]^([.N13]-1)*[.$E$5]^([.O13]-1)*[.$E$6]^([.P13]-1))*[.$E$7]^([.O$11]-1)*IF([.O13]&gt;1;[.$H$5];1)*[.$E$1])/5)*5" office:value-type="float" office:value="80">
            <text:p>80</text:p>
          </table:table-cell>
        </table:table-row>
        <table:table-row table:style-name="ro1">
          <table:table-cell office:value-type="string">
            <text:p>Medium attack, medium health</text:p>
          </table:table-cell>
          <table:table-cell table:style-name="ce2" office:value-type="string">
            <text:p>Infantry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ROUND((([.C14]*[.$D$3]+[.D14]*[.$D$4]+([.E14]-1)*[.$D$5]+([.F14]-1)*[.$D$6]+([.E$11]-1)*[.$D$7]+IF([.E14]&gt;1;[.$G$5];0)+[.$D$1])*([.$E$3]^([.C14]-1)*[.$E$4]^([.D14]-1)*[.$E$5]^([.E14]-1)*[.$E$6]^([.F14]-1))*[.$E$7]^([.E$11]-1)*IF([.E14]&gt;1;[.$H$5];1)*[.$E$1])/5)*5" office:value-type="float" office:value="25">
            <text:p>25</text:p>
          </table:table-cell>
          <table:table-cell office:value-type="float" office:value="60">
            <text:p>60</text:p>
          </table:table-cell>
          <table:table-cell table:style-name="ce8" office:value-type="float" office:value="25">
            <text:p>25</text:p>
          </table:table-cell>
          <table:table-cell table:number-columns-repeated="2" table:style-name="ce8" office:value-type="float" office:value="1">
            <text:p>1</text:p>
          </table:table-cell>
          <table:table-cell table:style-name="ce9" table:formula="of:=ROUND((([.H14]*[.$D$3]+[.I14]*[.$D$4]+([.J14]-1)*[.$D$5]+([.K14]-1)*[.$D$6]+([.J$11]-1)*[.$D$7]+IF([.J14]&gt;1;[.$G$5];0)+[.$D$1])*([.$E$3]^([.H14]-1)*[.$E$4]^([.I14]-1)*[.$E$5]^([.J14]-1)*[.$E$6]^([.K14]-1))*[.$E$7]^([.J$11]-1)*IF([.J14]&gt;1;[.$H$5];1)*[.$E$1])/5)*5" office:value-type="float" office:value="45">
            <text:p>45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2" table:formula="of:=ROUND((([.M14]*[.$D$3]+[.N14]*[.$D$4]+([.O14]-1)*[.$D$5]+([.P14]-1)*[.$D$6]+([.O$11]-1)*[.$D$7]+IF([.O14]&gt;1;[.$G$5];0)+[.$D$1])*([.$E$3]^([.M14]-1)*[.$E$4]^([.N14]-1)*[.$E$5]^([.O14]-1)*[.$E$6]^([.P14]-1))*[.$E$7]^([.O$11]-1)*IF([.O14]&gt;1;[.$H$5];1)*[.$E$1])/5)*5" office:value-type="float" office:value="65">
            <text:p>65</text:p>
          </table:table-cell>
        </table:table-row>
        <table:table-row table:style-name="ro1">
          <table:table-cell office:value-type="string">
            <text:p>Med-low attack, med-low health</text:p>
          </table:table-cell>
          <table:table-cell table:style-name="ce2" office:value-type="string">
            <text:p>Short ranged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formula="of:=ROUND((([.C15]*[.$D$3]+[.D15]*[.$D$4]+([.E15]-1)*[.$D$5]+([.F15]-1)*[.$D$6]+([.E$11]-1)*[.$D$7]+IF([.E15]&gt;1;[.$G$5];0)+[.$D$1])*([.$E$3]^([.C15]-1)*[.$E$4]^([.D15]-1)*[.$E$5]^([.E15]-1)*[.$E$6]^([.F15]-1))*[.$E$7]^([.E$11]-1)*IF([.E15]&gt;1;[.$H$5];1)*[.$E$1])/5)*5" office:value-type="float" office:value="35">
            <text:p>35</text:p>
          </table:table-cell>
          <table:table-cell office:value-type="float" office:value="45">
            <text:p>4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table:formula="of:=ROUND((([.H15]*[.$D$3]+[.I15]*[.$D$4]+([.J15]-1)*[.$D$5]+([.K15]-1)*[.$D$6]+([.J$11]-1)*[.$D$7]+IF([.J15]&gt;1;[.$G$5];0)+[.$D$1])*([.$E$3]^([.H15]-1)*[.$E$4]^([.I15]-1)*[.$E$5]^([.J15]-1)*[.$E$6]^([.K15]-1))*[.$E$7]^([.J$11]-1)*IF([.J15]&gt;1;[.$H$5];1)*[.$E$1])/5)*5" office:value-type="float" office:value="55">
            <text:p>55</text:p>
          </table:table-cell>
          <table:table-cell table:style-name="ce10" office:value-type="float" office:value="50">
            <text:p>5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table:formula="of:=ROUND((([.M15]*[.$D$3]+[.N15]*[.$D$4]+([.O15]-1)*[.$D$5]+([.P15]-1)*[.$D$6]+([.O$11]-1)*[.$D$7]+IF([.O15]&gt;1;[.$G$5];0)+[.$D$1])*([.$E$3]^([.M15]-1)*[.$E$4]^([.N15]-1)*[.$E$5]^([.O15]-1)*[.$E$6]^([.P15]-1))*[.$E$7]^([.O$11]-1)*IF([.O15]&gt;1;[.$H$5];1)*[.$E$1])/5)*5" office:value-type="float" office:value="75">
            <text:p>75</text:p>
          </table:table-cell>
        </table:table-row>
        <table:table-row table:style-name="ro1">
          <table:table-cell office:value-type="string">
            <text:p>Low attack, low health</text:p>
          </table:table-cell>
          <table:table-cell table:style-name="ce2" office:value-type="string">
            <text:p>Long ranged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formula="of:=ROUND((([.C16]*[.$D$3]+[.D16]*[.$D$4]+([.E16]-1)*[.$D$5]+([.F16]-1)*[.$D$6]+([.E$11]-1)*[.$D$7]+IF([.E16]&gt;1;[.$G$5];0)+[.$D$1])*([.$E$3]^([.C16]-1)*[.$E$4]^([.D16]-1)*[.$E$5]^([.E16]-1)*[.$E$6]^([.F16]-1))*[.$E$7]^([.E$11]-1)*IF([.E16]&gt;1;[.$H$5];1)*[.$E$1])/5)*5" office:value-type="float" office:value="30">
            <text:p>30</text:p>
          </table:table-cell>
          <table:table-cell office:value-type="float" office:value="35">
            <text:p>3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9" table:formula="of:=ROUND((([.H16]*[.$D$3]+[.I16]*[.$D$4]+([.J16]-1)*[.$D$5]+([.K16]-1)*[.$D$6]+([.J$11]-1)*[.$D$7]+IF([.J16]&gt;1;[.$G$5];0)+[.$D$1])*([.$E$3]^([.H16]-1)*[.$E$4]^([.I16]-1)*[.$E$5]^([.J16]-1)*[.$E$6]^([.K16]-1))*[.$E$7]^([.J$11]-1)*IF([.J16]&gt;1;[.$H$5];1)*[.$E$1])/5)*5" office:value-type="float" office:value="65">
            <text:p>65</text:p>
          </table:table-cell>
          <table:table-cell table:style-name="ce10" office:value-type="float" office:value="40">
            <text:p>4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2" table:formula="of:=ROUND((([.M16]*[.$D$3]+[.N16]*[.$D$4]+([.O16]-1)*[.$D$5]+([.P16]-1)*[.$D$6]+([.O$11]-1)*[.$D$7]+IF([.O16]&gt;1;[.$G$5];0)+[.$D$1])*([.$E$3]^([.M16]-1)*[.$E$4]^([.N16]-1)*[.$E$5]^([.O16]-1)*[.$E$6]^([.P16]-1))*[.$E$7]^([.O$11]-1)*IF([.O16]&gt;1;[.$H$5];1)*[.$E$1])/5)*5" office:value-type="float" office:value="85">
            <text:p>85</text:p>
          </table:table-cell>
        </table:table-row>
        <table:table-row table:style-name="ro1">
          <table:table-cell office:value-type="string">
            <text:p>Medium attack, high health</text:p>
          </table:table-cell>
          <table:table-cell table:style-name="ce2" office:value-type="string">
            <text:p>Heavy infantry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ROUND((([.C17]*[.$D$3]+[.D17]*[.$D$4]+([.E17]-1)*[.$D$5]+([.F17]-1)*[.$D$6]+([.E$11]-1)*[.$D$7]+IF([.E17]&gt;1;[.$G$5];0)+[.$D$1])*([.$E$3]^([.C17]-1)*[.$E$4]^([.D17]-1)*[.$E$5]^([.E17]-1)*[.$E$6]^([.F17]-1))*[.$E$7]^([.E$11]-1)*IF([.E17]&gt;1;[.$H$5];1)*[.$E$1])/5)*5" office:value-type="float" office:value="60">
            <text:p>60</text:p>
          </table:table-cell>
          <table:table-cell office:value-type="float" office:value="130">
            <text:p>130</text:p>
          </table:table-cell>
          <table:table-cell table:style-name="ce8" office:value-type="float" office:value="30">
            <text:p>30</text:p>
          </table:table-cell>
          <table:table-cell table:number-columns-repeated="2" table:style-name="ce8" office:value-type="float" office:value="1">
            <text:p>1</text:p>
          </table:table-cell>
          <table:table-cell table:style-name="ce9" table:formula="of:=ROUND((([.H17]*[.$D$3]+[.I17]*[.$D$4]+([.J17]-1)*[.$D$5]+([.K17]-1)*[.$D$6]+([.J$11]-1)*[.$D$7]+IF([.J17]&gt;1;[.$G$5];0)+[.$D$1])*([.$E$3]^([.H17]-1)*[.$E$4]^([.I17]-1)*[.$E$5]^([.J17]-1)*[.$E$6]^([.K17]-1))*[.$E$7]^([.J$11]-1)*IF([.J17]&gt;1;[.$H$5];1)*[.$E$1])/5)*5" office:value-type="float" office:value="95">
            <text:p>95</text:p>
          </table:table-cell>
          <table:table-cell table:style-name="ce10" office:value-type="float" office:value="160">
            <text:p>160</text:p>
          </table:table-cell>
          <table:table-cell table:style-name="ce11" office:value-type="float" office:value="35">
            <text:p>3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2" table:formula="of:=ROUND((([.M17]*[.$D$3]+[.N17]*[.$D$4]+([.O17]-1)*[.$D$5]+([.P17]-1)*[.$D$6]+([.O$11]-1)*[.$D$7]+IF([.O17]&gt;1;[.$G$5];0)+[.$D$1])*([.$E$3]^([.M17]-1)*[.$E$4]^([.N17]-1)*[.$E$5]^([.O17]-1)*[.$E$6]^([.P17]-1))*[.$E$7]^([.O$11]-1)*IF([.O17]&gt;1;[.$H$5];1)*[.$E$1])/5)*5" office:value-type="float" office:value="120">
            <text:p>120</text:p>
          </table:table-cell>
        </table:table-row>
        <table:table-row table:style-name="ro1">
          <table:table-cell office:value-type="string">
            <text:p>High attack, med-high health, 2 speed, expensive</text:p>
          </table:table-cell>
          <table:table-cell table:style-name="ce2" office:value-type="string">
            <text:p>Cavalry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ROUND((([.C18]*[.$D$3]+[.D18]*[.$D$4]+([.E18]-1)*[.$D$5]+([.F18]-1)*[.$D$6]+([.E$11]-1)*[.$D$7]+IF([.E18]&gt;1;[.$G$5];0)+[.$D$1])*([.$E$3]^([.C18]-1)*[.$E$4]^([.D18]-1)*[.$E$5]^([.E18]-1)*[.$E$6]^([.F18]-1))*[.$E$7]^([.E$11]-1)*IF([.E18]&gt;1;[.$H$5];1)*[.$E$1])/5)*5" office:value-type="float" office:value="85">
            <text:p>85</text:p>
          </table:table-cell>
          <table:table-cell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table:formula="of:=ROUND((([.H18]*[.$D$3]+[.I18]*[.$D$4]+([.J18]-1)*[.$D$5]+([.K18]-1)*[.$D$6]+([.J$11]-1)*[.$D$7]+IF([.J18]&gt;1;[.$G$5];0)+[.$D$1])*([.$E$3]^([.H18]-1)*[.$E$4]^([.I18]-1)*[.$E$5]^([.J18]-1)*[.$E$6]^([.K18]-1))*[.$E$7]^([.J$11]-1)*IF([.J18]&gt;1;[.$H$5];1)*[.$E$1])/5)*5" office:value-type="float" office:value="135">
            <text:p>135</text:p>
          </table:table-cell>
          <table:table-cell table:style-name="ce10" office:value-type="float" office:value="120">
            <text:p>120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2" table:formula="of:=ROUND((([.M18]*[.$D$3]+[.N18]*[.$D$4]+([.O18]-1)*[.$D$5]+([.P18]-1)*[.$D$6]+([.O$11]-1)*[.$D$7]+IF([.O18]&gt;1;[.$G$5];0)+[.$D$1])*([.$E$3]^([.M18]-1)*[.$E$4]^([.N18]-1)*[.$E$5]^([.O18]-1)*[.$E$6]^([.P18]-1))*[.$E$7]^([.O$11]-1)*IF([.O18]&gt;1;[.$H$5];1)*[.$E$1])/5)*5" office:value-type="float" office:value="190">
            <text:p>190</text:p>
          </table:table-cell>
        </table:table-row>
        <table:table-row table:style-name="ro1">
          <table:table-cell office:value-type="string">
            <text:p>High attack, high health, expensive</text:p>
          </table:table-cell>
          <table:table-cell table:style-name="ce2" office:value-type="string">
            <text:p>Heavy cavalry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ROUND((([.C19]*[.$D$3]+[.D19]*[.$D$4]+([.E19]-1)*[.$D$5]+([.F19]-1)*[.$D$6]+([.E$11]-1)*[.$D$7]+IF([.E19]&gt;1;[.$G$5];0)+[.$D$1])*([.$E$3]^([.C19]-1)*[.$E$4]^([.D19]-1)*[.$E$5]^([.E19]-1)*[.$E$6]^([.F19]-1))*[.$E$7]^([.E$11]-1)*IF([.E19]&gt;1;[.$H$5];1)*[.$E$1])/5)*5" office:value-type="float" office:value="100">
            <text:p>100</text:p>
          </table:table-cell>
          <table:table-cell office:value-type="float" office:value="145">
            <text:p>145</text:p>
          </table:table-cell>
          <table:table-cell table:style-name="ce8" office:value-type="float" office:value="60">
            <text:p>60</text:p>
          </table:table-cell>
          <table:table-cell table:number-columns-repeated="2" table:style-name="ce8" office:value-type="float" office:value="1">
            <text:p>1</text:p>
          </table:table-cell>
          <table:table-cell table:style-name="ce9" table:formula="of:=ROUND((([.H19]*[.$D$3]+[.I19]*[.$D$4]+([.J19]-1)*[.$D$5]+([.K19]-1)*[.$D$6]+([.J$11]-1)*[.$D$7]+IF([.J19]&gt;1;[.$G$5];0)+[.$D$1])*([.$E$3]^([.H19]-1)*[.$E$4]^([.I19]-1)*[.$E$5]^([.J19]-1)*[.$E$6]^([.K19]-1))*[.$E$7]^([.J$11]-1)*IF([.J19]&gt;1;[.$H$5];1)*[.$E$1])/5)*5" office:value-type="float" office:value="175">
            <text:p>175</text:p>
          </table:table-cell>
          <table:table-cell table:style-name="ce10" office:value-type="float" office:value="180">
            <text:p>180</text:p>
          </table:table-cell>
          <table:table-cell table:style-name="ce11" office:value-type="float" office:value="80">
            <text:p>8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2" table:formula="of:=ROUND((([.M19]*[.$D$3]+[.N19]*[.$D$4]+([.O19]-1)*[.$D$5]+([.P19]-1)*[.$D$6]+([.O$11]-1)*[.$D$7]+IF([.O19]&gt;1;[.$G$5];0)+[.$D$1])*([.$E$3]^([.M19]-1)*[.$E$4]^([.N19]-1)*[.$E$5]^([.O19]-1)*[.$E$6]^([.P19]-1))*[.$E$7]^([.O$11]-1)*IF([.O19]&gt;1;[.$H$5];1)*[.$E$1])/5)*5" office:value-type="float" office:value="260">
            <text:p>260</text:p>
          </table:table-cell>
        </table:table-row>
        <table:table-row table:style-name="ro1">
          <table:table-cell office:value-type="string">
            <text:p>Medium-high attack, medium health, medium range</text:p>
          </table:table-cell>
          <table:table-cell table:style-name="ce2" office:value-type="string">
            <text:p>Heavy ranged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formula="of:=ROUND((([.C20]*[.$D$3]+[.D20]*[.$D$4]+([.E20]-1)*[.$D$5]+([.F20]-1)*[.$D$6]+([.E$11]-1)*[.$D$7]+IF([.E20]&gt;1;[.$G$5];0)+[.$D$1])*([.$E$3]^([.C20]-1)*[.$E$4]^([.D20]-1)*[.$E$5]^([.E20]-1)*[.$E$6]^([.F20]-1))*[.$E$7]^([.E$11]-1)*IF([.E20]&gt;1;[.$H$5];1)*[.$E$1])/5)*5" office:value-type="float" office:value="75">
            <text:p>75</text:p>
          </table:table-cell>
          <table:table-cell office:value-type="float" office:value="60">
            <text:p>6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table:formula="of:=ROUND((([.H20]*[.$D$3]+[.I20]*[.$D$4]+([.J20]-1)*[.$D$5]+([.K20]-1)*[.$D$6]+([.J$11]-1)*[.$D$7]+IF([.J20]&gt;1;[.$G$5];0)+[.$D$1])*([.$E$3]^([.H20]-1)*[.$E$4]^([.I20]-1)*[.$E$5]^([.J20]-1)*[.$E$6]^([.K20]-1))*[.$E$7]^([.J$11]-1)*IF([.J20]&gt;1;[.$H$5];1)*[.$E$1])/5)*5" office:value-type="float" office:value="100">
            <text:p>100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table:formula="of:=ROUND((([.M20]*[.$D$3]+[.N20]*[.$D$4]+([.O20]-1)*[.$D$5]+([.P20]-1)*[.$D$6]+([.O$11]-1)*[.$D$7]+IF([.O20]&gt;1;[.$G$5];0)+[.$D$1])*([.$E$3]^([.M20]-1)*[.$E$4]^([.N20]-1)*[.$E$5]^([.O20]-1)*[.$E$6]^([.P20]-1))*[.$E$7]^([.O$11]-1)*IF([.O20]&gt;1;[.$H$5];1)*[.$E$1])/5)*5" office:value-type="float" office:value="120">
            <text:p>12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25.01.2021</text:date>, <text:time>23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p</meta:initial-creator>
    <meta:creation-date>2021-01-25T22:15:35.46</meta:creation-date>
    <meta:generator>OpenOffice/4.1.7$Win32 OpenOffice.org_project/417m1$Build-9800</meta:generator>
    <dc:date>2021-01-25T23:38:29.51</dc:date>
    <dc:creator>p p</dc:creator>
    <meta:editing-duration>PT1H22M47S</meta:editing-duration>
    <meta:editing-cycles>21</meta:editing-cycles>
    <meta:document-statistic meta:table-count="3" meta:cell-count="181" meta:object-count="0"/>
  </office:meta>
</office:document-meta>
</file>